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Fine_20_Dashed"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6.08cm" svg:x2="3.54cm" svg:y2="12.43cm">
          <text:p/>
        </draw:line>
        <draw:line draw:style-name="gr1" draw:text-style-name="P1" draw:layer="layout" svg:x1="3.54cm" svg:y1="12.457cm" svg:x2="8.874cm" svg:y2="19.061cm">
          <text:p/>
        </draw:line>
        <draw:line draw:style-name="gr1" draw:text-style-name="P1" draw:layer="layout" svg:x1="3.54cm" svg:y1="12.43cm" svg:x2="12.049cm" svg:y2="12.43cm">
          <text:p/>
        </draw:line>
        <draw:line draw:style-name="gr1" draw:text-style-name="P1" draw:layer="layout" svg:x1="6.08cm" svg:y1="6.08cm" svg:x2="12.049cm" svg:y2="12.43cm">
          <text:p/>
        </draw:line>
        <draw:line draw:style-name="gr1" draw:text-style-name="P1" draw:layer="layout" svg:x1="8.874cm" svg:y1="19.034cm" svg:x2="12.049cm" svg:y2="12.43cm">
          <text:p/>
        </draw:line>
        <draw:custom-shape draw:style-name="gr2" draw:text-style-name="P2" draw:layer="layout" svg:width="0.254cm" svg:height="0.254cm" svg:x="3.449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85cm" svg:y="12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951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852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253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937cm" svg:y1="9.128cm" svg:x2="6.842cm" svg:y2="10.017cm">
          <text:p/>
        </draw:line>
        <draw:line draw:style-name="gr3" draw:text-style-name="P1" draw:layer="layout" svg:x1="7.096cm" svg:y1="10.271cm" svg:x2="8.366cm" svg:y2="14.716cm">
          <text:p/>
        </draw:line>
        <draw:line draw:style-name="gr3" draw:text-style-name="P1" draw:layer="layout" svg:x1="8.366cm" svg:y1="14.843cm" svg:x2="6.207cm" svg:y2="15.732cm">
          <text:p/>
        </draw:line>
        <draw:frame draw:style-name="gr4" draw:text-style-name="P4" draw:layer="layout" svg:width="1.397cm" svg:height="1.016cm" svg:x="2.27cm" svg:y="12.049cm">
          <draw:text-box>
            <text:p text:style-name="P3"><text:span text:style-name="T1">P</text:span></text:p>
          </draw:text-box>
        </draw:frame>
        <draw:frame draw:style-name="gr4" draw:text-style-name="P4" draw:layer="layout" svg:width="1.397cm" svg:height="1.114cm" svg:x="4.683cm" svg:y="5.347cm">
          <draw:text-box>
            <text:p text:style-name="P3"><text:span text:style-name="T1">E</text:span><text:span text:style-name="T2">1</text:span></text:p>
          </draw:text-box>
        </draw:frame>
        <draw:frame draw:style-name="gr4" draw:text-style-name="P4" draw:layer="layout" svg:width="1.397cm" svg:height="1.114cm" svg:x="12.43cm" svg:y="11.824cm">
          <draw:text-box>
            <text:p text:style-name="P3"><text:span text:style-name="T1">E</text:span><text:span text:style-name="T2">2</text:span></text:p>
          </draw:text-box>
        </draw:frame>
        <draw:frame draw:style-name="gr4" draw:text-style-name="P4" draw:layer="layout" svg:width="1.397cm" svg:height="1.114cm" svg:x="9.128cm" svg:y="18.936cm">
          <draw:text-box>
            <text:p text:style-name="P3"><text:span text:style-name="T1">E</text:span><text:span text:style-name="T2">3</text:span></text:p>
          </draw:text-box>
        </draw:frame>
        <draw:frame draw:style-name="gr4" draw:text-style-name="P4" draw:layer="layout" svg:width="1.397cm" svg:height="1.114cm" svg:x="3.667cm" svg:y="8.493cm">
          <draw:text-box>
            <text:p text:style-name="P3"><text:span text:style-name="T1">v</text:span><text:span text:style-name="T2">1</text:span></text:p>
          </draw:text-box>
        </draw:frame>
        <draw:frame draw:style-name="gr4" draw:text-style-name="P4" draw:layer="layout" svg:width="1.397cm" svg:height="1.114cm" svg:x="7.35cm" svg:y="9.763cm">
          <draw:text-box>
            <text:p text:style-name="P3"><text:span text:style-name="T1">v</text:span><text:span text:style-name="T2">2</text:span></text:p>
          </draw:text-box>
        </draw:frame>
        <draw:frame draw:style-name="gr4" draw:text-style-name="P4" draw:layer="layout" svg:width="1.397cm" svg:height="1.114cm" svg:x="8.62cm" svg:y="14.208cm">
          <draw:text-box>
            <text:p text:style-name="P3"><text:span text:style-name="T1">v</text:span><text:span text:style-name="T2">3</text:span></text:p>
          </draw:text-box>
        </draw:frame>
        <draw:frame draw:style-name="gr4" draw:text-style-name="P4" draw:layer="layout" svg:width="1.397cm" svg:height="1.114cm" svg:x="5.318cm" svg:y="15.634cm">
          <draw:text-box>
            <text:p text:style-name="P3"><text:span text:style-name="T1">v</text:span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8T09:27:06.941796384</meta:creation-date>
    <dc:date>2021-09-18T09:42:17.179158609</dc:date>
    <meta:editing-duration>PT5M</meta:editing-duration>
    <meta:editing-cycles>1</meta:editing-cycles>
    <meta:document-statistic meta:object-count="21"/>
    <meta:generator>LibreOffice/6.0.7.3$Linux_X86_64 LibreOffice_project/00m0$Build-3</meta:generator>
  </office:meta>
</office:document-meta>
</file>